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399f" officeooo:paragraph-rsid="0014399f" style:font-weight-asian="bold" style:font-weight-complex="bold"/>
    </style:style>
    <style:style style:name="T1" style:family="text">
      <style:text-properties fo:font-variant="normal" fo:text-transform="none" fo:color="#5f6368" style:font-name="Roboto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1 Assignment Description</text:p>
      <text:p text:style-name="P1"/>
      <text:p text:style-name="P1"><text:span text:style-name="T1">/* start of the program by &lt;your name&gt; */</text:span><text:line-break/><text:line-break/><text:span text:style-name="T1">&lt;program code&gt;</text:span><text:line-break/><text:line-break/><text:span text:style-name="T1">/* end of the program by &lt;your name&gt; */</text:span><text:line-break/><text:line-break/><text:span text:style-name="T1">Programming Task</text:span><text:line-break/><text:line-break/><text:span text:style-name="T1">Create a database as demodb having a table as employee having columns</text:span><text:line-break/><text:span text:style-name="T1">1. empid, int, primary key</text:span><text:line-break/><text:span text:style-name="T1">2. name, varchar, 50</text:span><text:line-break/><text:span text:style-name="T1">3. designation, varchar, 50</text:span><text:line-break/><text:span text:style-name="T1">4. salary, float</text:span><text:line-break/><text:line-break/><text:span text:style-name="T1">Create a data entry form (addemployee.html) to input the data of the employee and input 5 records into it using HTML, CSS, jQuery AJAX, JSON and PHP. (Take a screen shot for submission)</text:span><text:line-break/><text:line-break/><text:span text:style-name="T1">Create a search form (searchemployee.html) to ask the employee id and search the record using jQuery, AJAX, JSON and PHP and show that record on that page using &lt;SPAN&gt; tags like</text:span><text:line-break/><text:line-break/><text:span text:style-name="T1">Search results of Employee ID &lt;empid&gt;</text:span><text:line-break/><text:line-break/><text:span text:style-name="T1">Employee ID: &lt;empid&gt;</text:span><text:line-break/><text:span text:style-name="T1">Employee Name : &lt;name&gt;</text:span><text:line-break/><text:span text:style-name="T1">Designation: &lt;designation&gt;</text:span><text:line-break/><text:span text:style-name="T1">Salary : &lt;salary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8:27:13.204309797</meta:creation-date>
    <dc:date>2020-05-24T18:28:26.710195664</dc:date>
    <meta:editing-duration>PT1M13S</meta:editing-duration>
    <meta:editing-cycles>1</meta:editing-cycles>
    <meta:document-statistic meta:table-count="0" meta:image-count="0" meta:object-count="0" meta:page-count="1" meta:paragraph-count="2" meta:word-count="135" meta:character-count="803" meta:non-whitespace-character-count="662"/>
    <meta:generator>LibreOffice/6.4.3.2$Linux_X86_64 LibreOffice_project/40$Build-2</meta:generator>
  </office:meta>
</office:document-meta>
</file>